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2-05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9-18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6-2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4-11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2-19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6-13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4-04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2-2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6-15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4-1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2-0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9-22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4-2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4-13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389714285714" calcext:value-type="float">
            <text:p>2.33389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646219354839" calcext:value-type="float">
            <text:p>2.61646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404412903226" calcext:value-type="float">
            <text:p>2.93404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0276" calcext:value-type="float">
            <text:p>2.9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40929032258" calcext:value-type="float">
            <text:p>3.5574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73408" calcext:value-type="float">
            <text:p>3.7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70193548387" calcext:value-type="float">
            <text:p>3.9447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107664516129" calcext:value-type="float">
            <text:p>3.2310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375333333333" calcext:value-type="float">
            <text:p>2.51375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229883870968" calcext:value-type="float">
            <text:p>2.02229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93744" calcext:value-type="float">
            <text:p>1.64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232851612903" calcext:value-type="float">
            <text:p>1.52232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852055172414" calcext:value-type="float">
            <text:p>1.458520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37367741936" calcext:value-type="float">
            <text:p>1.49037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650374193548" calcext:value-type="float">
            <text:p>1.91650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61528" calcext:value-type="float">
            <text:p>2.08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211420689655" calcext:value-type="float">
            <text:p>3.042114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479890909091" calcext:value-type="float">
            <text:p>3.274798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960851612903" calcext:value-type="float">
            <text:p>2.61960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5096" calcext:value-type="float">
            <text:p>2.1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48376" calcext:value-type="float">
            <text:p>1.8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973" calcext:value-type="float">
            <text:p>1.307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442" calcext:value-type="float">
            <text:p>1.0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185419354839" calcext:value-type="float">
            <text:p>1.5618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28128" calcext:value-type="float">
            <text:p>2.03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391174193548" calcext:value-type="float">
            <text:p>2.51391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29032" calcext:value-type="float">
            <text:p>2.55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413815384615" calcext:value-type="float">
            <text:p>3.274138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30167741935" calcext:value-type="float">
            <text:p>3.20030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1432" calcext:value-type="float">
            <text:p>2.0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274451612903" calcext:value-type="float">
            <text:p>1.8027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8658" calcext:value-type="float">
            <text:p>1.708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56232258065" calcext:value-type="float">
            <text:p>1.42656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625511111111" calcext:value-type="float">
            <text:p>2.436255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533341935484" calcext:value-type="float">
            <text:p>3.2453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960722580645" calcext:value-type="float">
            <text:p>3.4696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5112" calcext:value-type="float">
            <text:p>3.4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228516129032" calcext:value-type="float">
            <text:p>3.4122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136256" calcext:value-type="float">
            <text:p>3.251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56670967742" calcext:value-type="float">
            <text:p>2.3465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82408" calcext:value-type="float">
            <text:p>2.02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367587096774" calcext:value-type="float">
            <text:p>1.6836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85144" calcext:value-type="float">
            <text:p>2.38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50857142857" calcext:value-type="float">
            <text:p>2.59950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443225806452" calcext:value-type="float">
            <text:p>2.5244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511948387097" calcext:value-type="float">
            <text:p>3.2051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5736" calcext:value-type="float">
            <text:p>3.39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14941935484" calcext:value-type="float">
            <text:p>3.29714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16168" calcext:value-type="float">
            <text:p>3.13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48787096774" calcext:value-type="float">
            <text:p>3.22748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85032258064" calcext:value-type="float">
            <text:p>3.34985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6392" calcext:value-type="float">
            <text:p>2.2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557238709677" calcext:value-type="float">
            <text:p>2.03557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7756" calcext:value-type="float">
            <text:p>1.8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96825806452" calcext:value-type="float">
            <text:p>1.8599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94951724138" calcext:value-type="float">
            <text:p>2.249949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002064516129" calcext:value-type="float">
            <text:p>1.6400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6816" calcext:value-type="float">
            <text:p>2.8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838116129032" calcext:value-type="float">
            <text:p>3.41838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3232" calcext:value-type="float">
            <text:p>3.2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247961290323" calcext:value-type="float">
            <text:p>2.95247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359922580645" calcext:value-type="float">
            <text:p>2.6435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824" calcext:value-type="float">
            <text:p>2.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135612903226" calcext:value-type="float">
            <text:p>2.0013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92952" calcext:value-type="float">
            <text:p>1.87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2144" calcext:value-type="float">
            <text:p>2.4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172571428571" calcext:value-type="float">
            <text:p>2.92172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220490322581" calcext:value-type="float">
            <text:p>2.9422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6744" calcext:value-type="float">
            <text:p>3.16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208877419355" calcext:value-type="float">
            <text:p>3.2420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0008" calcext:value-type="float">
            <text:p>3.41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587122580645" calcext:value-type="float">
            <text:p>3.2958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643922580645" calcext:value-type="float">
            <text:p>2.50643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4976" calcext:value-type="float">
            <text:p>1.51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915329032258" calcext:value-type="float">
            <text:p>1.5091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77792" calcext:value-type="float">
            <text:p>1.68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031509677419" calcext:value-type="float">
            <text:p>1.98031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038" calcext:value-type="float">
            <text:p>2.209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55375483871" calcext:value-type="float">
            <text:p>2.1255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85131034483" calcext:value-type="float">
            <text:p>2.764851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4272" calcext:value-type="float">
            <text:p>3.31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487638709677" calcext:value-type="float">
            <text:p>3.32487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4116" calcext:value-type="float">
            <text:p>3.2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459948387097" calcext:value-type="float">
            <text:p>2.8545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47303225806" calcext:value-type="float">
            <text:p>3.09647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53272" calcext:value-type="float">
            <text:p>2.13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67329032258" calcext:value-type="float">
            <text:p>1.8596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77016" calcext:value-type="float">
            <text:p>2.38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44384516129" calcext:value-type="float">
            <text:p>2.2544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23685714286" calcext:value-type="float">
            <text:p>2.54823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54503225806" calcext:value-type="float">
            <text:p>3.29154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02941935484" calcext:value-type="float">
            <text:p>3.86102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36496" calcext:value-type="float">
            <text:p>4.00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009212903226" calcext:value-type="float">
            <text:p>4.08009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10624" calcext:value-type="float">
            <text:p>4.15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497909677419" calcext:value-type="float">
            <text:p>4.2449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343238709677" calcext:value-type="float">
            <text:p>3.96343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74568421053" calcext:value-type="float">
            <text:p>3.4997456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1032" calcext:value-type="float">
            <text:p>2.1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266924137931" calcext:value-type="float">
            <text:p>2.12266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76232258065" calcext:value-type="float">
            <text:p>1.88376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104464516129" calcext:value-type="float">
            <text:p>1.4510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4528" calcext:value-type="float">
            <text:p>3.34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385780645161" calcext:value-type="float">
            <text:p>3.7538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78208" calcext:value-type="float">
            <text:p>3.7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943058064516" calcext:value-type="float">
            <text:p>3.62943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408490322581" calcext:value-type="float">
            <text:p>2.7440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7584" calcext:value-type="float">
            <text:p>2.05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884722580645" calcext:value-type="float">
            <text:p>1.1988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93532" calcext:value-type="float">
            <text:p>2.089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974787096774" calcext:value-type="float">
            <text:p>2.2597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76485714286" calcext:value-type="float">
            <text:p>3.34376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755974193548" calcext:value-type="float">
            <text:p>3.5075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14141935484" calcext:value-type="float">
            <text:p>3.61414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70816" calcext:value-type="float">
            <text:p>3.7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13367741935" calcext:value-type="float">
            <text:p>3.76113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32533333333" calcext:value-type="float">
            <text:p>3.78832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07767741935" calcext:value-type="float">
            <text:p>3.69407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11055483871" calcext:value-type="float">
            <text:p>3.2411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14984" calcext:value-type="float">
            <text:p>2.64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97032258065" calcext:value-type="float">
            <text:p>2.0239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65264" calcext:value-type="float">
            <text:p>1.97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298141935484" calcext:value-type="float">
            <text:p>1.9529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643942857143" calcext:value-type="float">
            <text:p>1.55643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097793548387" calcext:value-type="float">
            <text:p>1.5809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637109677419" calcext:value-type="float">
            <text:p>1.66637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17264" calcext:value-type="float">
            <text:p>1.67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05006451613" calcext:value-type="float">
            <text:p>2.45305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84856" calcext:value-type="float">
            <text:p>2.8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180103225806" calcext:value-type="float">
            <text:p>2.29180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63695483871" calcext:value-type="float">
            <text:p>2.6863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58508" calcext:value-type="float">
            <text:p>1.955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48103225807" calcext:value-type="float">
            <text:p>1.25548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47864" calcext:value-type="float">
            <text:p>2.0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364619354839" calcext:value-type="float">
            <text:p>2.18364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341714285714" calcext:value-type="float">
            <text:p>2.30341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031422222222" calcext:value-type="float">
            <text:p>3.050314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715483870968" calcext:value-type="float">
            <text:p>3.5371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74704" calcext:value-type="float">
            <text:p>3.6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10744" calcext:value-type="float">
            <text:p>3.82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921909677419" calcext:value-type="float">
            <text:p>3.87921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285187096774" calcext:value-type="float">
            <text:p>3.4728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57072" calcext:value-type="float">
            <text:p>2.63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39096774194" calcext:value-type="float">
            <text:p>1.9113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463613793103" calcext:value-type="float">
            <text:p>1.174636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29535483871" calcext:value-type="float">
            <text:p>1.262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439751724138" calcext:value-type="float">
            <text:p>2.024397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087019354839" calcext:value-type="float">
            <text:p>2.07087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2520901732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44" meta:object-count="0"/>
    <meta:user-defined meta:name="AppVersion">3.0</meta:user-defined>
  </office:meta>
</office:document-meta>
</file>